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Open Sans" fo:font-size="11pt" officeooo:rsid="00046e25" officeooo:paragraph-rsid="00046e25" style:font-size-asian="11pt" style:font-size-complex="11pt"/>
    </style:style>
    <style:style style:name="P2" style:family="paragraph" style:parent-style-name="Standard">
      <style:text-properties style:font-name="Open Sans" fo:font-size="11pt" officeooo:rsid="00046e25" officeooo:paragraph-rsid="00046e25" style:font-size-asian="11pt" style:font-size-complex="11pt"/>
    </style:style>
    <style:style style:name="P3" style:family="paragraph" style:parent-style-name="Standard">
      <style:text-properties style:font-name="Open Sans" fo:font-size="11pt" fo:font-style="italic" officeooo:rsid="00046e25" officeooo:paragraph-rsid="00046e25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Open Sans" fo:font-size="11pt" fo:font-style="normal" officeooo:rsid="00046e25" officeooo:paragraph-rsid="00046e25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end" style:justify-single-word="false"/>
      <style:text-properties style:font-name="Open Sans" fo:font-size="11pt" fo:font-style="normal" officeooo:rsid="00046e25" officeooo:paragraph-rsid="00046e25" style:font-size-asian="11pt" style:font-style-asian="normal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.11.2016</text:p>
      <text:p text:style-name="P2">Die FK möge beschließen:</text:p>
      <text:p text:style-name="P2"/>
      <text:p text:style-name="P2">„Die Zweite Ordnung zur Änderung der Geschäftsordnung der Fachschaftenkonferenz der Rheinischen Friedrich-Wilhelms-Universität Bonn [FKGO] wird wie folgt geändert:</text:p>
      <text:p text:style-name="P2"/>
      <text:p text:style-name="P2">In Artikel I Abs. 3 wird bei Fachschaft <text:span text:style-name="T1">Lehramt</text:span> folgender Eintrag ergänzt:</text:p>
      <text:p text:style-name="P2"/>
      <text:p text:style-name="P2"><text:tab/>füge hinzu: Markt und Konsum (LA MA Berufskolleg)“</text:p>
      <text:p text:style-name="P2"/>
      <text:p text:style-name="P2"/>
      <text:p text:style-name="P3">Begründung: Diese FAK fehlt bislang, sollte aber aufgenommen werden.</text:p>
      <text:p text:style-name="P4"/>
      <text:p text:style-name="P4"/>
      <text:p text:style-name="P5">Sven Zeman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6-11-13T16:11:55.261481815</meta:creation-date>
    <dc:date>2016-11-13T16:17:38.718326259</dc:date>
    <dc:creator>Sven Zemanek</dc:creator>
    <meta:editing-duration>PT5M43S</meta:editing-duration>
    <meta:editing-cycles>1</meta:editing-cycles>
    <meta:document-statistic meta:table-count="0" meta:image-count="0" meta:object-count="0" meta:page-count="1" meta:paragraph-count="7" meta:word-count="54" meta:character-count="402" meta:non-whitespace-character-count="354"/>
    <meta:generator>LibreOffice/5.1.4.2$Linux_X86_64 LibreOffice_project/10m0$Build-2</meta:generator>
  </office:meta>
</office:document-meta>
</file>